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8595e" fo:background-color="#fff200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353703" officeooo:paragraph-rsid="0038595e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rsid="0030e1e9" officeooo:paragraph-rsid="0030e1e9" style:font-size-asian="14pt" style:font-size-complex="14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style:font-size-asian="10pt" style:font-size-complex="10pt"/>
    </style:style>
    <style:style style:name="P8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2" style:family="paragraph" style:parent-style-name="Standard">
      <style:text-properties style:font-name="Arial" fo:font-size="10.5pt" officeooo:paragraph-rsid="0038595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38595e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595e" style:font-size-asian="10pt" style:font-size-complex="10pt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8595e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0bfb" style:font-size-asian="12pt" style:font-size-complex="12pt"/>
    </style:style>
    <style:style style:name="T11" style:family="text">
      <style:text-properties officeooo:rsid="00362119"/>
    </style:style>
    <style:style style:name="T12" style:family="text">
      <style:text-properties officeooo:rsid="0031f509"/>
    </style:style>
    <style:style style:name="T13" style:family="text">
      <style:text-properties officeooo:rsid="00340bfb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ADRESSE PUBLI</text:p>
            <text:p text:style-name="P1"/>
            <text:p text:style-name="P15">RECOMMANDÉ</text:p>
          </table:table-cell>
        </table:table-row>
      </table:table>
      <text:p text:style-name="P12"/>
      <text:p text:style-name="P4">Transmis<text:span text:style-name="T7">sion</text:span> <text:span text:style-name="T12">de l'avis d'enquête publique</text:span></text:p>
      <text:p text:style-name="P5">d'un permis d'environnement</text:p>
      <text:p text:style-name="P3"/>
      <text:p text:style-name="P16"><text:span text:style-name="T4"/></text:p>
      <text:p text:style-name="P6"/>
      <text:p text:style-name="P7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0">Madame, Monsieur</text:span><text:span text:style-name="T9">,</text:span></text:p>
      <text:p text:style-name="P10"/>
      <text:p text:style-name="P11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1"/>
      <text:p text:style-name="P11">Nous vous en souhaitons bonne réception et nous vous prions d'agréer, <text:span text:style-name="T13">Madame, Monsieur</text:span>, nos salutations distinguées.</text:p>
      <text:p text:style-name="P11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2:45.369267663</dc:date>
    <dc:language>fr-FR</dc:language>
    <meta:editing-cycles>118</meta:editing-cycles>
    <meta:editing-duration>P1DT9H22M5S</meta:editing-duration>
    <meta:document-statistic meta:table-count="1" meta:image-count="0" meta:object-count="0" meta:page-count="1" meta:paragraph-count="14" meta:word-count="97" meta:character-count="726" meta:non-whitespace-character-count="658"/>
    <meta:user-defined meta:name="Info 1"/>
    <meta:user-defined meta:name="Info 2"/>
    <meta:user-defined meta:name="Info 3"/>
    <meta:user-defined meta:name="Info 4"/>
  </office:meta>
</office:document-meta>
</file>